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9mm"/>
    </style:style>
    <style:style style:name="co2" style:family="table-column">
      <style:table-column-properties fo:break-before="auto" style:column-width="84.67mm"/>
    </style:style>
    <style:style style:name="co3" style:family="table-column">
      <style:table-column-properties fo:break-before="auto" style:column-width="120.91mm"/>
    </style:style>
    <style:style style:name="co4" style:family="table-column">
      <style:table-column-properties fo:break-before="auto" style:column-width="40.22mm"/>
    </style:style>
    <style:style style:name="ro1" style:family="table-row">
      <style:table-row-properties style:row-height="9.75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7.07mm" fo:break-before="auto" style:use-optimal-row-height="false"/>
    </style:style>
    <style:style style:name="ro4" style:family="table-row">
      <style:table-row-properties style:row-height="7.02mm" fo:break-before="auto" style:use-optimal-row-height="false"/>
    </style:style>
    <style:style style:name="ta1" style:family="table" style:master-page-name="PageStyle_5f_Blatt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Blatt 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column table:style-name="co1" table:number-columns-repeated="76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le 1</text:p>
          </table:table-cell>
          <table:covered-table-cell table:number-columns-repeated="4"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Farbcode Würfel</text:p>
          </table:table-cell>
          <table:table-cell table:style-name="ce2" office:value-type="string" calcext:value-type="string">
            <text:p>qr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11_Ti1_Rollenspiel_Albrecht-Duerer.mp3</text:p>
          </table:table-cell>
          <table:table-cell table:style-name="ce6" office:value-type="string" calcext:value-type="string">
            <text:p>Themeninsel 1, Rollenspiel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011e_Ti1_Roleplay_Albrecht-Duerer.mp3</text:p>
          </table:table-cell>
          <table:table-cell table:style-name="ce6" office:value-type="string" calcext:value-type="string">
            <text:p>island 1, roleplay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012_Ti1_Rollenspiel_Lara-Croft.mp3</text:p>
          </table:table-cell>
          <table:table-cell table:style-name="ce6" office:value-type="string" calcext:value-type="string">
            <text:p>Themeninsel 1, Rollenspiel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12e_Ti1_Roleplay_Lara-Croft.mp3</text:p>
          </table:table-cell>
          <table:table-cell table:style-name="ce6" office:value-type="string" calcext:value-type="string">
            <text:p>island 1, roleplay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013_Ti1_Rollenspiel_Manga.mp3</text:p>
          </table:table-cell>
          <table:table-cell table:style-name="ce6" office:value-type="string" calcext:value-type="string">
            <text:p>Themeninsel 1, Rollenspiel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013e_Ti1_Roleplay_Manga.mp3</text:p>
          </table:table-cell>
          <table:table-cell table:style-name="ce6" office:value-type="string" calcext:value-type="string">
            <text:p>island 1, roleplay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14_Ti1_Rollenspiel_Nbg-Docke.mp3</text:p>
          </table:table-cell>
          <table:table-cell table:style-name="ce6" office:value-type="string" calcext:value-type="string">
            <text:p>Themeninsel 1, Rollenspiel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014e_Ti1_Roleplay_Nbg-Docke.mp3</text:p>
          </table:table-cell>
          <table:table-cell table:style-name="ce6" office:value-type="string" calcext:value-type="string">
            <text:p>island 1, roleplay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015_Ti1_Rollenspiel_Roboter.mp3</text:p>
          </table:table-cell>
          <table:table-cell table:style-name="ce6" office:value-type="string" calcext:value-type="string">
            <text:p>Themeninsel 1, Rollenspiel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015e_Ti1_Roleplay_Roboter.mp3</text:p>
          </table:table-cell>
          <table:table-cell table:style-name="ce6" office:value-type="string" calcext:value-type="string">
            <text:p>island 1, roleplay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021_Ti2_bauen-konstruieren_Albrecht-Duerer.mp3</text:p>
          </table:table-cell>
          <table:table-cell table:style-name="ce6" office:value-type="string" calcext:value-type="string">
            <text:p>Themeninsel 2, bauen-konstruieren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021e_Ti2_construction_Albrecht-Duerer.mp3</text:p>
          </table:table-cell>
          <table:table-cell table:style-name="ce6" office:value-type="string" calcext:value-type="string">
            <text:p>island 2, construction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022_Ti2_bauen-konstruieren_Lara-Croft.mp3</text:p>
          </table:table-cell>
          <table:table-cell table:style-name="ce6" office:value-type="string" calcext:value-type="string">
            <text:p>Themeninsel 2, bauen-konstruieren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022e_Ti2_construction_Lara-Croft.mp3</text:p>
          </table:table-cell>
          <table:table-cell table:style-name="ce6" office:value-type="string" calcext:value-type="string">
            <text:p>island 2, construction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023_Ti2_bauen-konstruieren_Manga.mp3</text:p>
          </table:table-cell>
          <table:table-cell table:style-name="ce6" office:value-type="string" calcext:value-type="string">
            <text:p>Themeninsel 2, bauen-konstruieren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023e_Ti2_construction_Manga.mp3</text:p>
          </table:table-cell>
          <table:table-cell table:style-name="ce6" office:value-type="string" calcext:value-type="string">
            <text:p>island 2, construction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024_Ti2_bauen-konstruieren_Nbg-Docke.mp3</text:p>
          </table:table-cell>
          <table:table-cell table:style-name="ce6" office:value-type="string" calcext:value-type="string">
            <text:p>Themeninsel 2, bauen-konstruieren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024e_Ti2_construction_Nbg-Docke.mp3</text:p>
          </table:table-cell>
          <table:table-cell table:style-name="ce6" office:value-type="string" calcext:value-type="string">
            <text:p>island 2, construction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025_Ti2_bauen-konstruieren_Roboter.mp3</text:p>
          </table:table-cell>
          <table:table-cell table:style-name="ce6" office:value-type="string" calcext:value-type="string">
            <text:p>Themeninsel 2, bauen-konstruieren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025e_Ti2_construction_Roboter.mp3</text:p>
          </table:table-cell>
          <table:table-cell table:style-name="ce6" office:value-type="string" calcext:value-type="string">
            <text:p>island 2, construction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031_Ti3_Geschicklichkeit_Albrecht-Duerer.mp3</text:p>
          </table:table-cell>
          <table:table-cell table:style-name="ce6" office:value-type="string" calcext:value-type="string">
            <text:p>Themeninsel 3, Geschicklichkeit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031e_Ti3_skill_Albrecht-Duerer.mp3</text:p>
          </table:table-cell>
          <table:table-cell table:style-name="ce6" office:value-type="string" calcext:value-type="string">
            <text:p>island 3, skill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032_Ti3_Geschicklichkeit_Lara-Croft.mp3</text:p>
          </table:table-cell>
          <table:table-cell table:style-name="ce6" office:value-type="string" calcext:value-type="string">
            <text:p>Themeninsel 3, Geschicklichkeit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032e_Ti3_skill_Lara-Croft.mp3</text:p>
          </table:table-cell>
          <table:table-cell table:style-name="ce6" office:value-type="string" calcext:value-type="string">
            <text:p>island 3, skill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033_Ti3_Geschicklichkeit_Manga.mp3</text:p>
          </table:table-cell>
          <table:table-cell table:style-name="ce6" office:value-type="string" calcext:value-type="string">
            <text:p>Themeninsel 3, Geschicklichkeit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033e_Ti3_skill_Manga.mp3</text:p>
          </table:table-cell>
          <table:table-cell table:style-name="ce6" office:value-type="string" calcext:value-type="string">
            <text:p>island 3, skill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034_Ti3_Geschicklichkeit_Nbg-Docke.mp3</text:p>
          </table:table-cell>
          <table:table-cell table:style-name="ce6" office:value-type="string" calcext:value-type="string">
            <text:p>Themeninsel 3, Geschicklichkeit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034e_Ti3_skill_Nbg-Docke.mp3</text:p>
          </table:table-cell>
          <table:table-cell table:style-name="ce6" office:value-type="string" calcext:value-type="string">
            <text:p>island 3, skill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035_Ti3_Geschicklichkeit_Roboter.mp3</text:p>
          </table:table-cell>
          <table:table-cell table:style-name="ce6" office:value-type="string" calcext:value-type="string">
            <text:p>Themeninsel 3, Geschicklichkeit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035e_Ti3_skill_Roboter.mp3</text:p>
          </table:table-cell>
          <table:table-cell table:style-name="ce6" office:value-type="string" calcext:value-type="string">
            <text:p>island 3, skill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041_Ti4_Beziehung_Albrecht-Duerer.mp3</text:p>
          </table:table-cell>
          <table:table-cell table:style-name="ce6" office:value-type="string" calcext:value-type="string">
            <text:p>Themeninsel 4, Beziehung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041e_Ti4_relationship_Albrecht-Duerer.mp3</text:p>
          </table:table-cell>
          <table:table-cell table:style-name="ce6" office:value-type="string" calcext:value-type="string">
            <text:p>island 4, relationship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042_Ti4_Beziehung_Lara-Croft.mp3</text:p>
          </table:table-cell>
          <table:table-cell table:style-name="ce6" office:value-type="string" calcext:value-type="string">
            <text:p>Themeninsel 4, Beziehung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042e_Ti4_relationship_Lara-Croft.mp3</text:p>
          </table:table-cell>
          <table:table-cell table:style-name="ce6" office:value-type="string" calcext:value-type="string">
            <text:p>island 4, relationship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043_Ti4_Beziehung_Manga.mp3</text:p>
          </table:table-cell>
          <table:table-cell table:style-name="ce6" office:value-type="string" calcext:value-type="string">
            <text:p>Themeninsel 4, Beziehung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043e_Ti4_relationship_Manga.mp3</text:p>
          </table:table-cell>
          <table:table-cell table:style-name="ce6" office:value-type="string" calcext:value-type="string">
            <text:p>island 4, relationship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044_Ti4_Beziehung_Nbg-Docke.mp3</text:p>
          </table:table-cell>
          <table:table-cell table:style-name="ce6" office:value-type="string" calcext:value-type="string">
            <text:p>Themeninsel 4, Beziehung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044e_Ti4_relationship_Nbg-Docke.mp3</text:p>
          </table:table-cell>
          <table:table-cell table:style-name="ce6" office:value-type="string" calcext:value-type="string">
            <text:p>island 4, relationship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045_Ti4_Beziehung_Roboter.mp3</text:p>
          </table:table-cell>
          <table:table-cell table:style-name="ce6" office:value-type="string" calcext:value-type="string">
            <text:p>Themeninsel 4, Beziehung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045e_Ti4_relationship_Roboter.mp3</text:p>
          </table:table-cell>
          <table:table-cell table:style-name="ce6" office:value-type="string" calcext:value-type="string">
            <text:p>island 4, relationship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051_Ti5_Begreifen_Albrecht-Duerer.mp3</text:p>
          </table:table-cell>
          <table:table-cell table:style-name="ce6" office:value-type="string" calcext:value-type="string">
            <text:p>Themeninsel 5, Begreifen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051e_Ti5_toknow_Albrecht-Duerer.mp3</text:p>
          </table:table-cell>
          <table:table-cell table:style-name="ce6" office:value-type="string" calcext:value-type="string">
            <text:p>island 5, to know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052_Ti5_Begreifen_Lara-Croft.mp3</text:p>
          </table:table-cell>
          <table:table-cell table:style-name="ce6" office:value-type="string" calcext:value-type="string">
            <text:p>Themeninsel 5, Begreifen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052e_Ti5_toknow_Lara-Croft.mp3</text:p>
          </table:table-cell>
          <table:table-cell table:style-name="ce6" office:value-type="string" calcext:value-type="string">
            <text:p>island 5, to know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53_Ti5_Begreifen_Manga.mp3</text:p>
          </table:table-cell>
          <table:table-cell table:style-name="ce6" office:value-type="string" calcext:value-type="string">
            <text:p>Themeninsel 5, Begreifen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053e_Ti5_toknow_Manga.mp3</text:p>
          </table:table-cell>
          <table:table-cell table:style-name="ce6" office:value-type="string" calcext:value-type="string">
            <text:p>island 5, to know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054_Ti5_Begreifen_Nbg-Docke.mp3</text:p>
          </table:table-cell>
          <table:table-cell table:style-name="ce6" office:value-type="string" calcext:value-type="string">
            <text:p>Themeninsel 5, Begreifen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054e_Ti5_toknow_Nbg-Docke.mp3</text:p>
          </table:table-cell>
          <table:table-cell table:style-name="ce6" office:value-type="string" calcext:value-type="string">
            <text:p>island 5, to know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055_Ti5_Begreifen_Roboter.mp3</text:p>
          </table:table-cell>
          <table:table-cell table:style-name="ce6" office:value-type="string" calcext:value-type="string">
            <text:p>Themeninsel 5, Begreifen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055e_Ti5_toknow_Roboter.mp3</text:p>
          </table:table-cell>
          <table:table-cell table:style-name="ce6" office:value-type="string" calcext:value-type="string">
            <text:p>island 5, to know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061_Ti6_Strategie_Albrecht-Duerer.mp3</text:p>
          </table:table-cell>
          <table:table-cell table:style-name="ce6" office:value-type="string" calcext:value-type="string">
            <text:p>Themeninsel 6, Strategie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061e_Ti6_strategy_Albrecht-Duerer.mp3</text:p>
          </table:table-cell>
          <table:table-cell table:style-name="ce6" office:value-type="string" calcext:value-type="string">
            <text:p>island 6, strategy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062_Ti6_Strategie_Lara-Croft.mp3</text:p>
          </table:table-cell>
          <table:table-cell table:style-name="ce6" office:value-type="string" calcext:value-type="string">
            <text:p>Themeninsel 6, Strategie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062e_Ti6_strategy_Lara-Croft.mp3</text:p>
          </table:table-cell>
          <table:table-cell table:style-name="ce6" office:value-type="string" calcext:value-type="string">
            <text:p>island 6, strategy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063_Ti6_Strategie_Manga.mp3</text:p>
          </table:table-cell>
          <table:table-cell table:style-name="ce6" office:value-type="string" calcext:value-type="string">
            <text:p>Themeninsel 6, Strategie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063e_Ti6_strategy_Manga.mp3</text:p>
          </table:table-cell>
          <table:table-cell table:style-name="ce6" office:value-type="string" calcext:value-type="string">
            <text:p>island 6, strategy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064_Ti6_Strategie_Nbg-Docke.mp3</text:p>
          </table:table-cell>
          <table:table-cell table:style-name="ce6" office:value-type="string" calcext:value-type="string">
            <text:p>Themeninsel 6, Strategie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064e_Ti6_strategy_Nbg-Docke.mp3</text:p>
          </table:table-cell>
          <table:table-cell table:style-name="ce6" office:value-type="string" calcext:value-type="string">
            <text:p>island 6, strategy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065_Ti6_Strategie_Roboter.mp3</text:p>
          </table:table-cell>
          <table:table-cell table:style-name="ce6" office:value-type="string" calcext:value-type="string">
            <text:p>Themeninsel 6, Strategie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065e_Ti6_strategy_Roboter.mp3</text:p>
          </table:table-cell>
          <table:table-cell table:style-name="ce6" office:value-type="string" calcext:value-type="string">
            <text:p>island 6, strategy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071_Ti7_Technik_Albrecht-Duerer.mp3</text:p>
          </table:table-cell>
          <table:table-cell table:style-name="ce6" office:value-type="string" calcext:value-type="string">
            <text:p>Themeninsel 7, Technik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071e_Ti7_technics_Albrecht-Duerer.mp3</text:p>
          </table:table-cell>
          <table:table-cell table:style-name="ce6" office:value-type="string" calcext:value-type="string">
            <text:p>island 7, technics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072_Ti7_Technik_Lara-Croft.mp3</text:p>
          </table:table-cell>
          <table:table-cell table:style-name="ce6" office:value-type="string" calcext:value-type="string">
            <text:p>Themeninsel 7, Technik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072e_Ti7_technics_Lara-Croft.mp3</text:p>
          </table:table-cell>
          <table:table-cell table:style-name="ce6" office:value-type="string" calcext:value-type="string">
            <text:p>island 7, technics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073_Ti7_Technik_Manga.mp3</text:p>
          </table:table-cell>
          <table:table-cell table:style-name="ce6" office:value-type="string" calcext:value-type="string">
            <text:p>Themeninsel 7, Technik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073e_Ti7_technics_Manga.mp3</text:p>
          </table:table-cell>
          <table:table-cell table:style-name="ce6" office:value-type="string" calcext:value-type="string">
            <text:p>island 7, technics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074_Ti7_Technik_Nbg-Docke.mp3</text:p>
          </table:table-cell>
          <table:table-cell table:style-name="ce6" office:value-type="string" calcext:value-type="string">
            <text:p>Themeninsel 7, Technik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074e_Ti7_technics_Nbg-Docke.mp3</text:p>
          </table:table-cell>
          <table:table-cell table:style-name="ce6" office:value-type="string" calcext:value-type="string">
            <text:p>island 7, technics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075_Ti7_Technik_Roboter.mp3</text:p>
          </table:table-cell>
          <table:table-cell table:style-name="ce6" office:value-type="string" calcext:value-type="string">
            <text:p>Themeninsel 7, Technik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075e_Ti7_technics_Roboter.mp3</text:p>
          </table:table-cell>
          <table:table-cell table:style-name="ce6" office:value-type="string" calcext:value-type="string">
            <text:p>island 7, technics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081_Ti8_Wirtschaften_Albrecht-Duerer.mp3</text:p>
          </table:table-cell>
          <table:table-cell table:style-name="ce6" office:value-type="string" calcext:value-type="string">
            <text:p>Themeninsel 8, Wirtschaften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081e_Ti8_economics_Albrecht-Duerer.mp3</text:p>
          </table:table-cell>
          <table:table-cell table:style-name="ce6" office:value-type="string" calcext:value-type="string">
            <text:p>island 8, economics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082_Ti8_Wirtschaften_Lara-Croft.mp3</text:p>
          </table:table-cell>
          <table:table-cell table:style-name="ce6" office:value-type="string" calcext:value-type="string">
            <text:p>Themeninsel 8, Wirtschaften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082e_Ti8_economics_Lara-Croft.mp3</text:p>
          </table:table-cell>
          <table:table-cell table:style-name="ce6" office:value-type="string" calcext:value-type="string">
            <text:p>island 8, economics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083_Ti8_Wirtschaften_Manga.mp3</text:p>
          </table:table-cell>
          <table:table-cell table:style-name="ce6" office:value-type="string" calcext:value-type="string">
            <text:p>Themeninsel 8, Wirtschaften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083e_Ti8_economics_Manga.mp3</text:p>
          </table:table-cell>
          <table:table-cell table:style-name="ce6" office:value-type="string" calcext:value-type="string">
            <text:p>island 8, economics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084_Ti8_Wirtschaften_Nbg-Docke.mp3</text:p>
          </table:table-cell>
          <table:table-cell table:style-name="ce6" office:value-type="string" calcext:value-type="string">
            <text:p>Themeninsel 8, Wirtschaften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084e_Ti8_economics_Nbg-Docke.mp3</text:p>
          </table:table-cell>
          <table:table-cell table:style-name="ce6" office:value-type="string" calcext:value-type="string">
            <text:p>island 8, economics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085_Ti8_Wirtschaften_Roboter.mp3</text:p>
          </table:table-cell>
          <table:table-cell table:style-name="ce6" office:value-type="string" calcext:value-type="string">
            <text:p>Themeninsel 8, Wirtschaften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085e_Ti8_economics_Roboter.mp3</text:p>
          </table:table-cell>
          <table:table-cell table:style-name="ce6" office:value-type="string" calcext:value-type="string">
            <text:p>island 8, economics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9"/>
        </table:table-row>
        <table:table-row table:style-name="ro4" table:number-rows-repeated="104849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asian="Microsoft YaHei" style:font-family-asian="'Microsoft YaHei'" style:font-family-generic-asian="system" style:font-pitch-asian="variable" style:font-name-complex="Helvetica Neue" style:font-family-complex="'Helvetica Neu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06mm" fo:margin-left="12.7mm" fo:margin-right="12.7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99mm" fo:margin-left="0mm" fo:margin-right="0mm" fo:margin-top="7.76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latt_20_1" style:display-name="PageStyle_Blatt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6" meta:object-count="0"/>
    <meta:generator>LibreOffice/5.2.2.2$Windows_x86 LibreOffice_project/8f96e87c890bf8fa77463cd4b640a2312823f3ad</meta:generator>
  </office:meta>
</office:document-meta>
</file>